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2pt" fo:font-weight="normal" officeooo:rsid="00163e38" officeooo:paragraph-rsid="00183a7b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Monospace" fo:font-size="12pt" fo:font-weight="normal" officeooo:rsid="00183a7b" officeooo:paragraph-rsid="00183a7b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Monospace" fo:font-size="12pt" fo:font-weight="bold" officeooo:rsid="00163e38" officeooo:paragraph-rsid="00183a7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Monospace" officeooo:paragraph-rsid="00183a7b"/>
    </style:style>
    <style:style style:name="P5" style:family="paragraph" style:parent-style-name="Standard">
      <style:text-properties style:font-name="Monospace" fo:font-size="10pt" style:font-size-asian="10pt" style:font-size-complex="10pt"/>
    </style:style>
    <style:style style:name="P6" style:family="paragraph" style:parent-style-name="Standard">
      <style:text-properties style:font-name="Monospace" fo:font-size="10pt" officeooo:paragraph-rsid="001ab387" style:font-size-asian="10pt" style:font-size-complex="10pt"/>
    </style:style>
    <style:style style:name="P7" style:family="paragraph" style:parent-style-name="Standard">
      <style:text-properties style:font-name="Monospace" fo:font-size="10pt" officeooo:paragraph-rsid="001ae3a2" style:font-size-asian="10pt" style:font-size-complex="10pt"/>
    </style:style>
    <style:style style:name="P8" style:family="paragraph" style:parent-style-name="Standard">
      <style:text-properties style:font-name="Monospace" fo:font-size="10pt" officeooo:rsid="001ae3a2" officeooo:paragraph-rsid="001ae3a2" style:font-size-asian="10pt" style:font-size-complex="10pt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style:font-name="Monospace" fo:font-weight="bold" officeooo:paragraph-rsid="00183a7b" style:font-weight-asian="bold" style:font-weight-complex="bold"/>
    </style:style>
    <style:style style:name="P10" style:family="paragraph" style:parent-style-name="Preformatted_20_Text">
      <style:text-properties style:font-name="Monospace" fo:font-size="10pt" fo:font-weight="normal" officeooo:rsid="00163e38" officeooo:paragraph-rsid="00163e38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style:font-name="Monospace" fo:font-size="15pt" fo:font-weight="bold" officeooo:rsid="001ab387" officeooo:paragraph-rsid="001ab387" style:font-size-asian="15pt" style:font-weight-asian="bold" style:font-size-complex="15pt" style:font-weight-complex="bold"/>
    </style:style>
    <style:style style:name="P12" style:family="paragraph" style:parent-style-name="Preformatted_20_Text">
      <style:text-properties style:font-name="Monospace" officeooo:paragraph-rsid="00163e38"/>
    </style:style>
    <style:style style:name="P13" style:family="paragraph" style:parent-style-name="Preformatted_20_Text">
      <style:text-properties style:font-name="Monospace" fo:font-size="10pt" officeooo:rsid="001ab387" officeooo:paragraph-rsid="001ab387" style:font-size-asian="10pt" style:font-size-complex="10pt"/>
    </style:style>
    <style:style style:name="P14" style:family="paragraph" style:parent-style-name="Preformatted_20_Text">
      <style:text-properties style:font-name="Monospace" fo:font-size="10pt" officeooo:paragraph-rsid="00183a7b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3a7b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163e38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1ab387" style:font-size-asian="10pt" style:font-weight-asian="normal" style:font-size-complex="10pt" style:font-weight-complex="normal"/>
    </style:style>
    <style:style style:name="T6" style:family="text">
      <style:text-properties officeooo:rsid="001885d2"/>
    </style:style>
    <style:style style:name="T7" style:family="text">
      <style:text-properties officeooo:rsid="00192024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63e38" style:font-size-asian="12pt" style:font-weight-asian="normal" style:font-size-complex="12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3e38" style:font-weight-asian="normal" style:font-weight-complex="normal"/>
    </style:style>
    <style:style style:name="T12" style:family="text">
      <style:text-properties officeooo:rsid="001ae3a2"/>
    </style:style>
    <style:style style:name="T13" style:family="text">
      <style:text-properties officeooo:rsid="001c2d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Thunderstruck</text:p>
      <text:p text:style-name="P12"><text:span text:style-name="T5">1990 ACDC. Angus und Maclom haben dazu eine Geschichte mit einem Flugzeug erfunden, in dem sie fast abgestürtzt wären...</text:span><text:span text:style-name="T4"><text:line-break/></text:span></text:p>
      <text:p text:style-name="P13"><text:span text:style-name="T11">H <text:tab/><text:tab/><text:tab/><text:tab/><text:tab/><text:tab/><text:tab/><text:tab/><text:tab/><text:tab/><text:tab/></text:span><text:span text:style-name="T10">133 bpm</text:span></text:p>
      <text:p text:style-name="P13"><text:span text:style-name="T10"/></text:p>
      <text:p text:style-name="P13"><text:span text:style-name="T10">Intro lick</text:span></text:p>
      <text:p text:style-name="P13"><text:span text:style-name="T10"/></text:p>
      <text:p text:style-name="P6"><text:span text:style-name="T10">Thunder, thunder, thunder, thunder</text:span></text:p>
      <text:p text:style-name="P6"><text:span text:style-name="T10"/></text:p>
      <text:p text:style-name="P6"><text:span text:style-name="T10">I was caught<text:line-break/>In the middle of a railroad track<text:line-break/>I looked round<text:line-break/>And I knew there was no turning back<text:line-break/>My mind raced<text:line-break/>And I thought what could I do<text:line-break/>And I knew<text:line-break/>There was no help, no help from you</text:span></text:p>
      <text:p text:style-name="P6"><text:span text:style-name="T10"><text:line-break/>Sound of the drums<text:line-break/>Beating in my heart<text:line-break/>The thunder of guns<text:line-break/>Tore me apart<text:line-break/>You've been<text:line-break/>Thunderstruck</text:span></text:p>
      <text:p text:style-name="P6"><text:span text:style-name="T10"/></text:p>
      <text:p text:style-name="P6">Rode down the highway<text:line-break/>Broke the limit, we hit the town<text:line-break/>Went through to Texas, yeah Texas, and we had some fun<text:line-break/>We met some girls<text:line-break/>Some dancers who gave a good time<text:line-break/>Broke all the rules<text:line-break/>Played all the fools<text:line-break/>Yeah yeah they, they, they blew our minds</text:p>
      <text:p text:style-name="P7"><text:line-break/>And I was shaking at the knees<text:line-break/>Could I come again please<text:line-break/>Yeah them ladies were too kind<text:line-break/>You've been<text:line-break/>Thunderstruck Thunderstruck <text:span text:style-name="T12">Yeah yeah yeah Tunnderstruck uh Thunderstruck</text:span></text:p>
      <text:p text:style-name="P6"/>
      <text:p text:style-name="P5">I was shaking at the knees<text:line-break/>Could I come again please</text:p>
      <text:p text:style-name="P5"/>
      <text:p text:style-name="P8">Solo</text:p>
      <text:p text:style-name="P8"/>
      <text:p text:style-name="P8">R<text:span text:style-name="T13">a</text:span>wah<text:span text:style-name="T13">a raa woha</text:span> raah 4x</text:p>
      <text:p text:style-name="P8"/>
      <text:p text:style-name="P7">Thunderstruck Thunderstruck <text:span text:style-name="T12">Yeah yeah yeah Tunnderstruck Thunderstruck</text:span></text:p>
      <text:p text:style-name="P6"><text:line-break/>It's alright, we're doin' fine<text:line-break/>It's alright, we're doin' fine, fine, fine</text:p>
      <text:p text:style-name="P6"><text:line-break/>Thunderstruck, yeah, yeah, yeah<text:line-break/>Thunderstruck, Thunderstruck<text:line-break/>Thunderstruck, baby, baby<text:line-break/>Thunderstruck, you've been Thunderstruck<text:line-break/>Thunderstruck, Thunderstruck<text:line-break/>You've been Thunderstruck</text:p>
      <text:p text:style-name="P1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4-05-11T17:16:12</meta:creation-date>
    <dc:date>2018-07-31T19:11:34.678930000</dc:date>
    <dc:creator>benutzer </dc:creator>
    <meta:editing-duration>PT4H16M7S</meta:editing-duration>
    <meta:editing-cycles>22</meta:editing-cycles>
    <meta:generator>LibreOffice/5.1.6.2$Linux_X86_64 LibreOffice_project/10m0$Build-2</meta:generator>
    <meta:printed-by>benutzer </meta:printed-by>
    <meta:print-date>2018-07-30T22:35:15.942506929</meta:print-date>
    <meta:document-statistic meta:table-count="0" meta:image-count="0" meta:object-count="0" meta:page-count="1" meta:paragraph-count="15" meta:word-count="220" meta:character-count="1310" meta:non-whitespace-character-count="1089"/>
  </office:meta>
</office:document-meta>
</file>